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4.251cm"/>
    </style:style>
    <style:style style:name="Tableau1.B" style:family="table-column">
      <style:table-column-properties style:column-width="4.24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fo:padding="0.097cm" fo:border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fo:padding="0.097cm" fo:border="0.002cm solid #000000" style:writing-mode="lr-tb"/>
    </style:style>
    <style:style style:name="Tableau3" style:family="table">
      <style:table-properties style:width="17.002cm" fo:margin-left="0cm" table:align="left"/>
    </style:style>
    <style:style style:name="Tableau3.A" style:family="table-column">
      <style:table-column-properties style:column-width="4.417cm"/>
    </style:style>
    <style:style style:name="Tableau3.B" style:family="table-column">
      <style:table-column-properties style:column-width="0.894cm"/>
    </style:style>
    <style:style style:name="Tableau3.C" style:family="table-column">
      <style:table-column-properties style:column-width="11.691cm"/>
    </style:style>
    <style:style style:name="Tableau3.A1" style:family="table-cell">
      <style:table-cell-properties fo:padding="0.097cm" fo:border="none" style:writing-mode="lr-tb"/>
    </style:style>
    <style:style style:name="Tableau4" style:family="table">
      <style:table-properties style:width="17.002cm" fo:margin-left="0cm" table:align="left"/>
    </style:style>
    <style:style style:name="Tableau4.A" style:family="table-column">
      <style:table-column-properties style:column-width="4.417cm"/>
    </style:style>
    <style:style style:name="Tableau4.B" style:family="table-column">
      <style:table-column-properties style:column-width="0.894cm"/>
    </style:style>
    <style:style style:name="Tableau4.C" style:family="table-column">
      <style:table-column-properties style:column-width="11.691cm"/>
    </style:style>
    <style:style style:name="Tableau4.A1" style:family="table-cell">
      <style:table-cell-properties fo:padding="0.097cm" fo:border="none" style:writing-mode="lr-tb"/>
    </style:style>
    <style:style style:name="Tableau5" style:family="table">
      <style:table-properties style:width="17.002cm" fo:margin-left="0cm" table:align="left"/>
    </style:style>
    <style:style style:name="Tableau5.A" style:family="table-column">
      <style:table-column-properties style:column-width="4.417cm"/>
    </style:style>
    <style:style style:name="Tableau5.B" style:family="table-column">
      <style:table-column-properties style:column-width="0.894cm"/>
    </style:style>
    <style:style style:name="Tableau5.C" style:family="table-column">
      <style:table-column-properties style:column-width="11.691cm"/>
    </style:style>
    <style:style style:name="Tableau5.A1" style:family="table-cell">
      <style:table-cell-properties fo:padding="0.097cm" fo:border="none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</style:style>
    <style:style style:name="P4" style:family="paragraph" style:parent-style-name="Standard">
      <style:text-properties style:font-style-complex="italic"/>
    </style:style>
    <style:style style:name="P5" style:family="paragraph" style:parent-style-name="Standard">
      <style:paragraph-properties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style-complex="italic"/>
    </style:style>
    <style:style style:name="P6" style:family="paragraph" style:parent-style-name="Standard">
      <style:paragraph-properties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/>
    </style:style>
    <style:style style:name="P10" style:family="paragraph" style:parent-style-name="Table_20_Contents">
      <style:paragraph-properties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style-complex="italic"/>
    </style:style>
    <style:style style:name="T2" style:family="text">
      <style:text-properties style:font-name-asian="Times New Roman" style:font-name-complex="Times New Roman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Standard">Identifiant unique du dossier : {idDossier}</text:p>
      <text:p text:style-name="Standard">Date de génération du rapport : {dateGeneration}</text:p>
      <text:p text:style-name="Standard">Type du dossier : 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2">Date de dépôt mairie/service instructeur : {dateDepotMairie}</text:p>
      <text:p text:style-name="P2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 {horsDelai}</text:p>
      <text:p text:style-name="Standard">Analyse de risque : {analyseRisque}</text:p>
      <text:p text:style-name="Standard">Observations sur le dossier : {observationDossier}</text:p>
      <text:p text:style-name="Standard">Demandeur du dossier : {demandeurDossier}</text:p>
      <text:p text:style-name="P3">Avis du rapporteur : <text:span text:style-name="Police_20_par_20_défaut"><text:span text:style-name="T1">{avisDossier}</text:span></text:span></text:p>
      <text:p text:style-name="P5">Avis de la commission : {avisDossierCommission}</text:p>
      <text:p text:style-name="P5">Service instructeur : {servInstructeur}</text:p>
      <text:p text:style-name="P5">Descriptif dossier : {descriptifDossier}</text:p>
      <text:p text:style-name="P5">Règles auxquelles il est demandé de déroger : {reglesDerog}</text:p>
      <text:p text:style-name="P5">Justification de la dérogation : {justificationDerog}</text:p>
      <text:p text:style-name="P5">Mesures compensatoires proposées : {mesuresCompensatoiresDerog}</text:p>
      <text:p text:style-name="P5">Mesures complémentaires à respecter : {mesuresComplementairesDerog}</text:p>
      <text:p text:style-name="P5">Date de la dernière visite périodique : {dateLastVP}</text:p>
      <text:p text:style-name="P5">Avis de la dernière visite périodique : {avisLastVP}</text:p>
      <text:p text:style-name="P5">Date de la prochaine visite : {prochaineVisite}</text:p>
      <text:p text:style-name="P5">Périodicité : {periodiciteEtab}</text:p>
      <text:p text:style-name="P5">Date de réception du RVRAT et attestation solidité et MO : {dateRvrat}</text:p>
      <text:p text:style-name="P5">Date avant laquelle les prescriptions doivent être levées : {dateDelaipresc}</text:p>
      <text:p text:style-name="P5">Liste des prévisionnistes du dossier :</text:p>
      <text:p text:style-name="P3">[!-- BEGIN preventionnistes --]{nom} {prenom} ({grade}) [!-- END preventionnistes --]</text:p>
      <text:p text:style-name="P5"/>
      <text:p text:style-name="P5">Lorsque le dossier est incomplet affichage des documents manquants :</text:p>
      <text:p text:style-name="P5">{docManquant}</text:p>
      <text:p text:style-name="P5"/>
      <text:h text:style-name="Heading_20_2" text:outline-level="2">Contacts du dossier</text:h>
      <text:p text:style-name="P6"/>
      <text:p text:style-name="P6">Directeur unique de sécurité :</text:p>
      <text:p text:style-name="P3"><text:tab/>Nom : {nomDus}</text:p>
      <text:p text:style-name="P3"><text:tab/>Prénom : {prenomDus}</text:p>
      <text:p text:style-name="P3"><text:tab/>Numéro de téléphone fixe : {telFixeDus}</text:p>
      <text:p text:style-name="P3"><text:soft-page-break/><text:tab/>Numéro de téléphone portable : {telPortDus}</text:p>
      <text:p text:style-name="P3"><text:tab/>Numéro de fax : {numFaxDus}</text:p>
      <text:p text:style-name="P3"><text:tab/>Société : {societeDus}</text:p>
      <text:p text:style-name="P3"><text:tab/>Mail : {mailDus}</text:p>
      <text:p text:style-name="Standard"/>
      <text:p text:style-name="Standard"/>
      <text:p text:style-name="P6">Exploitant :</text:p>
      <text:p text:style-name="P3"><text:tab/>Nom : {nomExploitant}</text:p>
      <text:p text:style-name="P3"><text:tab/>Prénom : {prenomExploitant}</text:p>
      <text:p text:style-name="P3"><text:tab/>Numéro de téléphone fixe : {telFixeExploitant}</text:p>
      <text:p text:style-name="P3"><text:tab/>Numéro de téléphone portable : {telPortExploitant}</text:p>
      <text:p text:style-name="P3"><text:tab/>Numéro de fax : {numFaxExploitant}</text:p>
      <text:p text:style-name="P3"><text:tab/>Société : {societeExploitant}</text:p>
      <text:p text:style-name="P3"><text:tab/>Mail : {mailExploitant}</text:p>
      <text:p text:style-name="Standard"/>
      <text:p text:style-name="P6">Responsable de sécurité :</text:p>
      <text:p text:style-name="P3"><text:tab/>Nom : {nomRespSecu}</text:p>
      <text:p text:style-name="P3"><text:tab/>Prénom : {prenomRespSecu}</text:p>
      <text:p text:style-name="P3"><text:tab/>Numéro de téléphone fixe : {telFixeRespSecu}</text:p>
      <text:p text:style-name="P3"><text:tab/>Numéro de téléphone portable : {telPortRespSecu}</text:p>
      <text:p text:style-name="P3"><text:tab/>Numéro de fax : {numFaxRespSecu}</text:p>
      <text:p text:style-name="P3"><text:tab/>Société : {societeRespSecu}</text:p>
      <text:p text:style-name="P3"><text:tab/>Mail : {mailRespSecu}</text:p>
      <text:p text:style-name="P3"/>
      <text:p text:style-name="P6">Propriétaire :</text:p>
      <text:p text:style-name="P3"><text:tab/>Nom : {nomProprio}</text:p>
      <text:p text:style-name="P3"><text:tab/>Prénom : {prenomProprio}</text:p>
      <text:p text:style-name="P3"><text:tab/>Numéro de téléphone fixe : {telFixeProprio}</text:p>
      <text:p text:style-name="P3"><text:tab/>Numéro de téléphone portable : {telPortProprio}</text:p>
      <text:p text:style-name="P3"><text:tab/>Numéro de fax : {numFaxProprio}</text:p>
      <text:p text:style-name="P3"><text:tab/>Société : {societeProprio}</text:p>
      <text:p text:style-name="P3"><text:tab/>Mail : {mailProprio}</text:p>
      <text:p text:style-name="P3"/>
      <text:p text:style-name="P1"/>
      <text:p text:style-name="P1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 <text:span text:style-name="Police_20_par_20_défaut"><text:span text:style-name="T2">{activiteS}</text:span></text:span></text:p>
      <text:p text:style-name="Standard">Type(s) secondaire(s) de l'entité : {typeLettreS}</text:p>
      <text:p text:style-name="Standard">Catégorie 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 d'extinction automatique à eau : {extinctionAuto}</text:p>
      <text:p text:style-name="Standard">Genre de l'entité : {genreEtab}</text:p>
      <text:p text:style-name="Standard"><text:soft-page-break/>GN 2 : {gn2}</text:p>
      <text:p text:style-name="Standard">GN 3 : {gn3}</text:p>
      <text:p text:style-name="Standard"/>
      <text:p text:style-name="Standard"/>
      <text:p text:style-name="P1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7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7">Desserte :</text:p>
      <text:p text:style-name="Standard">Nombre de façades accessibles : {nbFacadeAccess}</text:p>
      <text:p text:style-name="Standard">Voie engin : {voieEngin}</text:p>
      <text:p text:style-name="Standard">Voie échelle : {voieEchelle}</text:p>
      <text:p text:style-name="Standard">Espace libre : {espaceLibre}</text:p>
      <text:p text:style-name="P7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7">Stabilité au feu :</text:p>
      <text:p text:style-name="Standard">Structure SF (heure) : {structureSF}</text:p>
      <text:p text:style-name="Standard">Plancher SF (heure) : {plancherSF}</text:p>
      <text:p text:style-name="P7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7">Locaux à risques :</text:p>
      <text:p text:style-name="Standard">Nombre de locaux à risques moyens : {locauxRisquesMoyens}</text:p>
      <text:p text:style-name="Standard">Nombre de locaux à risques importants : {locauxRisquesImportants}</text:p>
      <text:p text:style-name="P7">Espaces d'attentes sécurisés :</text:p>
      <text:p text:style-name="Standard">Nombre : {espacesAttentesNombre}</text:p>
      <text:p text:style-name="Standard">Nombre de niveaux concerncés : {espacesAttentesNiveaux}</text:p>
      <text:p text:style-name="P7">Désenfumage :</text:p>
      <text:p text:style-name="Standard">Naturel : {desenfNaturel}</text:p>
      <text:p text:style-name="Standard">Mécanique : {desenfMecanique}</text:p>
      <text:p text:style-name="Standard">Commentaire : {desenfCommentaire}</text:p>
      <text:p text:style-name="P7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 2mw : {nbChauff2mw}</text:p>
      <text:p text:style-name="Standard">Puissance totale (kw) : {puissTotalChaff}</text:p>
      <text:p text:style-name="P7">Localisation des coupures d'énergies :</text:p>
      <text:p text:style-name="Standard">Gaz : {locGaz}</text:p>
      <text:p text:style-name="Standard"><text:soft-page-break/>Électricité : {locElectricite}</text:p>
      <text:p text:style-name="Standard">Photovoltaïque : {locPhotovoltaique}</text:p>
      <text:p text:style-name="Standard">Autre : {locAutre}</text:p>
      <text:p text:style-name="P7">Ascenseurs :</text:p>
      <text:p text:style-name="Standard">Nombre ascenseurs total : {nbAscTot}</text:p>
      <text:p text:style-name="Standard">Nombre ascenseurs de type AS4 : {nbAscAS4}</text:p>
      <text:p text:style-name="P7">Moyens 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">PC Sécurité :</text:p>
      <text:p text:style-name="Standard">Présence : {presencePCS}</text:p>
      <text:p text:style-name="Standard">Localisation : {localisationPCS}</text:p>
      <text:p text:style-name="P7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7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7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 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1">Informations du père de l'entité (si entité ERP =&gt; infos Site, si entité Cellule =&gt; infos ERP):</text:p>
      <text:p text:style-name="Standard"/>
      <text:p text:style-name="Standard">Libellé de l'entité : {etablissementLibelleP}</text:p>
      <text:p text:style-name="Standard">Activité principale de 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1">Informations de la commission :</text:p>
      <text:p text:style-name="P1"/>
      <text:p text:style-name="Standard">Libellé de la commission : {libelle_commission}</text:p>
      <text:p text:style-name="Standard">Date de la commission : {date_commEntete}</text:p>
      <text:p text:style-name="Standard"/>
      <text:p text:style-name="P1"><text:soft-page-break/></text:p>
      <text:p text:style-name="P1">Liste des textes applicables :</text:p>
      <text:p text:style-name="Standard"/>
      <text:p text:style-name="Standard">[!-- BEGIN texteAppl --]</text:p>
      <text:p text:style-name="Standard">{libelleTexteAppl}</text:p>
      <text:p text:style-name="Standard">[!-- END texteAppl --]</text:p>
      <text:p text:style-name="Standard"/>
      <text:p text:style-name="Standard"/>
      <text:p text:style-name="P1">Liste des documents consultés dans le dossier :</text:p>
      <text:p text:style-name="P1"/>
      <text:p text:style-name="P3">[!-- BEGIN listeDocs --]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A"/>
        <table:table-row>
          <table:table-cell table:style-name="Tableau1.A1" office:value-type="string">
            <text:p text:style-name="P3">{exist}</text:p>
          </table:table-cell>
          <table:table-cell table:style-name="Tableau1.A1" office:value-type="string">
            <text:p text:style-name="P3">{libelledoc}</text:p>
          </table:table-cell>
          <table:table-cell table:style-name="Tableau1.A1" office:value-type="string">
            <text:p text:style-name="P3">{refdoc}</text:p>
          </table:table-cell>
          <table:table-cell table:style-name="Tableau1.D1" office:value-type="string">
            <text:p text:style-name="P3">{datedoc}</text:p>
          </table:table-cell>
        </table:table-row>
      </table:table>
      <text:p text:style-name="P3">[!-- END listeDocs --][!-- BEGIN listeDocsAjout --]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row>
          <table:table-cell table:style-name="Tableau2.A1" office:value-type="string">
            <text:p text:style-name="P3">{exist}</text:p>
          </table:table-cell>
          <table:table-cell table:style-name="Tableau2.A1" office:value-type="string">
            <text:p text:style-name="P3">{libelledoc}</text:p>
          </table:table-cell>
          <table:table-cell table:style-name="Tableau2.A1" office:value-type="string">
            <text:p text:style-name="P3">{refdoc}</text:p>
          </table:table-cell>
          <table:table-cell table:style-name="Tableau2.D1" office:value-type="string">
            <text:p text:style-name="P3">{datedoc}</text:p>
          </table:table-cell>
        </table:table-row>
      </table:table>
      <text:p text:style-name="P3">[!-- END listeDocsAjout --]</text:p>
      <text:p text:style-name="P3"/>
      <text:p text:style-name="P3"/>
      <text:p text:style-name="P1">Liste des prescriptions dans le dossier:</text:p>
      <text:p text:style-name="P9"/>
      <text:p text:style-name="P9"/>
      <text:p text:style-name="P8">[!-- BEGIN listeReg --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8">{textearticle}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>{libelle}</text:p>
          </table:table-cell>
        </table:table-row>
      </table:table>
      <text:p text:style-name="P9">[!-- END listeReg --]</text:p>
      <text:p text:style-name="P9"/>
      <text:p text:style-name="P9"/>
      <text:p text:style-name="P8">[!-- BEGIN listeExploita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>{textearticle}</text:p>
          </table:table-cell>
          <table:table-cell table:style-name="Tableau4.A1" office:value-type="string">
            <text:p text:style-name="P8">{num}</text:p>
          </table:table-cell>
          <table:table-cell table:style-name="Tableau4.A1" office:value-type="string">
            <text:p text:style-name="P8">{libelle}</text:p>
          </table:table-cell>
        </table:table-row>
      </table:table>
      <text:p text:style-name="P9">[!-- END listeExploitation --]</text:p>
      <text:p text:style-name="P9"/>
      <text:p text:style-name="P9"/>
      <text:p text:style-name="P8">[!-- BEGIN listeAmelioration --]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8">{textearticle}</text:p>
          </table:table-cell>
          <table:table-cell table:style-name="Tableau5.A1" office:value-type="string">
            <text:p text:style-name="P8">{num}</text:p>
          </table:table-cell>
          <table:table-cell table:style-name="Tableau5.A1" office:value-type="string">
            <text:p text:style-name="P8">{libelle}</text:p>
          </table:table-cell>
        </table:table-row>
      </table:table>
      <text:p text:style-name="P9">[!-- END listeAmelioration --]</text:p>
      <text:p text:style-name="P9"/>
      <text:p text:style-name="P3"/>
      <text:p text:style-name="P10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e_20_courant" style:display-name="Texte courant" style:family="paragraph" style:parent-style-name="Standard">
      <style:paragraph-properties fo:hyphenation-ladder-count="no-limit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2-09-17T15:35:00Z</meta:creation-date>
    <dc:date>2015-05-22T15:58:29.28</dc:date>
    <meta:editing-cycles>164</meta:editing-cycles>
    <meta:editing-duration>PT6H8M53S</meta:editing-duration>
    <meta:document-statistic meta:table-count="5" meta:image-count="0" meta:object-count="0" meta:page-count="5" meta:paragraph-count="211" meta:word-count="992" meta:character-count="7039"/>
    <meta:template xlink:type="simple" xlink:actuate="onRequest" xlink:title="" xlink:href="Normal.dotm"/>
  </office:meta>
</office:document-meta>
</file>